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ixel" svg:font-family="Pixel" style:font-pitch="variable"/>
  </office:font-face-decls>
  <office:automatic-styles>
    <style:style style:name="P1" style:family="paragraph" style:parent-style-name="Standard">
      <style:paragraph-properties fo:text-align="center" style:justify-single-word="false"/>
      <style:text-properties fo:language="es" fo:country="MX" officeooo:rsid="00069c1e" officeooo:paragraph-rsid="00069c1e"/>
    </style:style>
    <style:style style:name="P2" style:family="paragraph" style:parent-style-name="Text_20_body">
      <style:paragraph-properties fo:text-align="justify" style:justify-single-word="false"/>
      <style:text-properties fo:language="es" fo:country="MX" officeooo:rsid="00069c1e" officeooo:paragraph-rsid="00069c1e"/>
    </style:style>
    <style:style style:name="P3" style:family="paragraph" style:parent-style-name="Text_20_body">
      <style:paragraph-properties fo:text-align="justify" style:justify-single-word="false"/>
      <style:text-properties fo:language="es" fo:country="MX" officeooo:rsid="000933dc" officeooo:paragraph-rsid="000933dc"/>
    </style:style>
    <style:style style:name="P4" style:family="paragraph" style:parent-style-name="Text_20_body">
      <style:paragraph-properties fo:text-align="justify" style:justify-single-word="false"/>
      <style:text-properties officeooo:rsid="000afeff" officeooo:paragraph-rsid="000afeff"/>
    </style:style>
    <style:style style:name="P5" style:family="paragraph" style:parent-style-name="Title">
      <style:text-properties style:font-name="Pixel" fo:language="es" fo:country="MX" officeooo:rsid="00069c1e" officeooo:paragraph-rsid="00069c1e"/>
    </style:style>
    <style:style style:name="P6" style:family="paragraph" style:parent-style-name="Subtitle">
      <style:text-properties style:font-name="Pixel" fo:font-weight="bold" style:font-weight-asian="bold" style:font-weight-complex="bold"/>
    </style:style>
    <style:style style:name="P7" style:family="paragraph" style:parent-style-name="Text_20_body">
      <style:text-properties style:font-name="Liberation Serif" officeooo:paragraph-rsid="000fec8e"/>
    </style:style>
    <style:style style:name="P8" style:family="paragraph" style:parent-style-name="Text_20_body">
      <style:text-properties style:font-name="Liberation Serif" fo:font-size="14pt" fo:font-weight="normal" officeooo:rsid="000fec8e" officeooo:paragraph-rsid="000fec8e" style:font-size-asian="12.25pt" style:font-weight-asian="normal" style:font-size-complex="14pt" style:font-weight-complex="normal"/>
    </style:style>
    <style:style style:name="P9" style:family="paragraph" style:parent-style-name="Text_20_body">
      <style:text-properties style:font-name="Liberation Serif" officeooo:rsid="00154fb6" officeooo:paragraph-rsid="00154fb6"/>
    </style:style>
    <style:style style:name="P10" style:family="paragraph" style:parent-style-name="Text_20_body">
      <style:text-properties style:font-name="Liberation Serif" fo:font-size="12pt" officeooo:rsid="00154fb6" officeooo:paragraph-rsid="00154fb6" style:font-size-asian="10.5pt" style:font-size-complex="12pt"/>
    </style:style>
    <style:style style:name="P11" style:family="paragraph" style:parent-style-name="Text_20_body">
      <style:text-properties style:font-name="Liberation Serif" fo:font-size="12pt" officeooo:rsid="00172223" officeooo:paragraph-rsid="00172223" style:font-size-asian="10.5pt" style:font-size-complex="12pt"/>
    </style:style>
    <style:style style:name="P12" style:family="paragraph" style:parent-style-name="Text_20_body">
      <style:text-properties style:font-name="Liberation Serif" fo:font-size="12pt" officeooo:rsid="00182926" officeooo:paragraph-rsid="00182926" style:font-size-asian="10.5pt" style:font-size-complex="12pt"/>
    </style:style>
    <style:style style:name="P13" style:family="paragraph" style:parent-style-name="Text_20_body">
      <style:text-properties style:font-name="Liberation Serif" fo:font-size="14pt" fo:font-weight="normal" officeooo:rsid="00154fb6" officeooo:paragraph-rsid="00154fb6" style:font-size-asian="12.25pt" style:font-weight-asian="normal" style:font-size-complex="14pt" style:font-weight-complex="normal"/>
    </style:style>
    <style:style style:name="P14" style:family="paragraph" style:parent-style-name="Text_20_body">
      <style:text-properties style:font-name="Liberation Serif" fo:font-size="12pt" fo:font-weight="normal" officeooo:rsid="00182926" officeooo:paragraph-rsid="00182926" style:font-size-asian="10.5pt" style:font-weight-asian="normal" style:font-size-complex="12pt" style:font-weight-complex="normal"/>
    </style:style>
    <style:style style:name="P15" style:family="paragraph" style:parent-style-name="Text_20_body">
      <style:text-properties fo:font-weight="normal" officeooo:rsid="001a1d77" officeooo:paragraph-rsid="001a1d77" style:font-weight-asian="normal" style:font-weight-complex="normal"/>
    </style:style>
    <style:style style:name="P16" style:family="paragraph" style:parent-style-name="Subtitle">
      <style:text-properties style:font-name="Pixel" fo:font-size="18pt" fo:font-weight="normal" officeooo:paragraph-rsid="00154fb6" style:font-size-asian="18pt" style:font-weight-asian="normal" style:font-size-complex="18pt" style:font-weight-complex="normal"/>
    </style:style>
    <style:style style:name="P17" style:family="paragraph" style:parent-style-name="Heading_20_1">
      <style:text-properties style:font-name="Pixel" fo:font-size="14pt" fo:language="es" fo:country="MX" fo:font-weight="normal" officeooo:rsid="00069c1e" officeooo:paragraph-rsid="00069c1e" style:font-size-asian="14pt" style:font-weight-asian="normal" style:font-size-complex="14pt" style:font-weight-complex="normal"/>
    </style:style>
    <style:style style:name="P18" style:family="paragraph" style:parent-style-name="Heading_20_1">
      <style:text-properties style:font-name="Pixel" fo:font-size="14pt" fo:language="es" fo:country="MX" fo:font-weight="normal" officeooo:rsid="00069c1e" style:font-size-asian="14pt" style:font-weight-asian="normal" style:font-size-complex="14pt" style:font-weight-complex="normal"/>
    </style:style>
    <style:style style:name="P19" style:family="paragraph" style:parent-style-name="Heading_20_1">
      <style:text-properties style:font-name="Pixel" fo:font-size="14pt" fo:language="es" fo:country="MX" fo:font-weight="normal" officeooo:rsid="000933dc" officeooo:paragraph-rsid="000933dc" style:font-size-asian="14pt" style:font-weight-asian="normal" style:font-size-complex="14pt" style:font-weight-complex="normal"/>
    </style:style>
    <style:style style:name="P20" style:family="paragraph" style:parent-style-name="Heading_20_1">
      <style:text-properties style:font-name="Pixel" fo:font-size="14pt" fo:font-weight="normal" officeooo:rsid="000fec8e" officeooo:paragraph-rsid="000fec8e" style:font-size-asian="12.25pt" style:font-weight-asian="normal" style:font-size-complex="14pt" style:font-weight-complex="normal"/>
    </style:style>
    <style:style style:name="P21" style:family="paragraph" style:parent-style-name="Heading_20_1">
      <style:text-properties style:font-name="Pixel" fo:font-size="14pt" fo:font-weight="normal" officeooo:rsid="00154fb6" officeooo:paragraph-rsid="00154fb6" style:font-size-asian="12.25pt" style:font-weight-asian="normal" style:font-size-complex="14pt" style:font-weight-complex="normal"/>
    </style:style>
    <style:style style:name="P22" style:family="paragraph" style:parent-style-name="Heading_20_1">
      <style:text-properties style:font-name="Pixel" fo:font-size="14pt" fo:font-weight="normal" officeooo:rsid="001a1d77" officeooo:paragraph-rsid="001a1d77" style:font-size-asian="12.25pt" style:font-weight-asian="normal" style:font-size-complex="14pt" style:font-weight-complex="normal"/>
    </style:style>
    <style:style style:name="T1" style:family="text">
      <style:text-properties fo:language="es" fo:country="MX"/>
    </style:style>
    <style:style style:name="T2" style:family="text">
      <style:text-properties fo:language="es" fo:country="MX" officeooo:rsid="000933dc"/>
    </style:style>
    <style:style style:name="T3" style:family="text">
      <style:text-properties officeooo:rsid="000933dc"/>
    </style:style>
    <style:style style:name="T4" style:family="text">
      <style:text-properties officeooo:rsid="00076e3d"/>
    </style:style>
    <style:style style:name="T5" style:family="text">
      <style:text-properties officeooo:rsid="000afeff"/>
    </style:style>
    <style:style style:name="T6" style:family="text">
      <style:text-properties fo:font-size="14pt" fo:font-weight="normal" style:font-size-asian="12.25pt" style:font-weight-asian="normal" style:font-size-complex="14pt" style:font-weight-complex="normal"/>
    </style:style>
    <style:style style:name="T7" style:family="text">
      <style:text-properties fo:font-size="14pt" fo:font-weight="normal" officeooo:rsid="000fec8e" style:font-size-asian="12.25pt" style:font-weight-asian="normal" style:font-size-complex="14pt" style:font-weight-complex="normal"/>
    </style:style>
    <style:style style:name="T8" style:family="text">
      <style:text-properties fo:font-size="14pt" fo:font-weight="normal" officeooo:rsid="00103c2f" style:font-size-asian="12.25pt" style:font-weight-asian="normal" style:font-size-complex="14pt" style:font-weight-complex="normal"/>
    </style:style>
    <style:style style:name="T9" style:family="text">
      <style:text-properties fo:font-size="14pt" fo:font-weight="normal" officeooo:rsid="001161f4" style:font-size-asian="12.25pt" style:font-weight-asian="normal" style:font-size-complex="14pt" style:font-weight-complex="normal"/>
    </style:style>
    <style:style style:name="T10" style:family="text">
      <style:text-properties fo:font-size="14pt" fo:font-weight="normal" officeooo:rsid="0012b5fa" style:font-size-asian="12.25pt" style:font-weight-asian="normal" style:font-size-complex="14pt" style:font-weight-complex="normal"/>
    </style:style>
    <style:style style:name="T11" style:family="text">
      <style:text-properties officeooo:rsid="00154fb6"/>
    </style:style>
    <style:style style:name="T12" style:family="text">
      <style:text-properties fo:font-weight="normal" style:font-weight-asian="normal" style:font-weight-complex="normal"/>
    </style:style>
    <style:style style:name="T13" style:family="text">
      <style:text-properties fo:font-weight="normal" officeooo:rsid="00172223" style:font-weight-asian="normal" style:font-weight-complex="normal"/>
    </style:style>
    <style:style style:name="T14" style:family="text">
      <style:text-properties officeooo:rsid="00172223"/>
    </style:style>
    <style:style style:name="T15" style:family="text">
      <style:text-properties fo:font-weight="bold" style:font-weight-asian="bold" style:font-weight-complex="bold"/>
    </style:style>
    <style:style style:name="T16" style:family="text">
      <style:text-properties fo:font-weight="bold" officeooo:rsid="00172223" style:font-weight-asian="bold" style:font-weight-complex="bold"/>
    </style:style>
    <style:style style:name="T17" style:family="text">
      <style:text-properties fo:font-weight="bold" officeooo:rsid="00154fb6" style:font-weight-asian="bold" style:font-weight-complex="bold"/>
    </style:style>
    <style:style style:name="T18" style:family="text">
      <style:text-properties officeooo:rsid="001b7c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ittle Game</text:p>
      <text:p text:style-name="P1"/>
      <text:p text:style-name="P1"/>
      <text:h text:style-name="P17" text:outline-level="1">Introducción del juego</text:h>
      <text:p text:style-name="P2">Juego basado en turnos enfocado en la categoría RougueLike, donde tendremos dados de probabilidades, cartas enfocadas en potenciadores o cartas debuff. Al ser un juego por turnos, esto implica que cada enemigo, <text:span text:style-name="T14">Jugador</text:span>, “<text:span text:style-name="T17">Veyx</text:span><text:span text:style-name="T11">”</text:span> y etc. tendrá cada uno se estadística, pero al mismo tiempo podrás tener dados de diferentes tipos, cartas con diferentes características para hacer cada una de tus batallas.</text:p>
      <text:h text:style-name="P18" text:outline-level="1">Historia del juego</text:h>
      <text:p text:style-name="P2">El juego esta ambientado en una época mas antigua, mas colonial, donde nuestro personaje “Simon”, teniendo una vida simple inicia su día como normalmente lo hace. <text:span text:style-name="T4">Al salir de su hoga</text:span><text:span text:style-name="T3">r</text:span><text:span text:style-name="T4"> e iniciar sus labores habituales, inicia la verdadera trama de todo el juego.</text:span></text:p>
      <text:p text:style-name="P3"><text:span text:style-name="T4">V</text:span>er como la ciudad de un día a otro se <text:span text:style-name="T5">inundo</text:span> en caos, por una tormenta que se genero, busca alejarse de esta pequeña ciudad y buscar su salvación.</text:p>
      <text:p text:style-name="P6">Descripción general de juego</text:p>
      <text:h text:style-name="P19" text:outline-level="1">Concepto del juego</text:h>
      <text:p text:style-name="P4"><text:span text:style-name="T2"><text:tab/></text:span><text:span text:style-name="T1">RogueLike, enfocado principalmente en el modo historia, la misión principal es descubrir cual es la razón de esta tormenta que apareció en la ciudad de nacimiento del personaje. Donde las batallas serán por turnos, junto con diversidad de dados enfocados para la probabilidades de hacer efectos, potenciadores, mejoras, posibilidad de muchas otras cosas, la utilización de cartas dentro del juego principalmente sera enfocado para mejoras del personaje en batallas o como potenciadores fuera de batalla, o previa a la batalla.</text:span></text:p>
      <text:h text:style-name="P20" text:outline-level="1">Audiencia</text:h>
      <text:p text:style-name="P8"><text:tab/>12+.</text:p>
      <text:h text:style-name="P20" text:outline-level="1">Genero</text:h>
      <text:p text:style-name="P8"><text:tab/>PixelArt, RougeLike, Estrategia, Acción.</text:p>
      <text:p text:style-name="P7"><text:span text:style-name="T7"/></text:p>
      <text:p text:style-name="P7"><text:span text:style-name="T7"/></text:p>
      <text:h text:style-name="P20" text:outline-level="1"><text:soft-page-break/>Plataforma</text:h>
      <text:p text:style-name="P8"><text:tab/>PC y posiblemente Móvil.</text:p>
      <text:h text:style-name="P20" text:outline-level="1">Estructura del Juego</text:h>
      <text:p text:style-name="P7"><text:span text:style-name="T7"><text:tab/>Juego 2D enfocado en un mundo semi-abierto </text:span><text:span text:style-name="T9">lineal</text:span><text:span text:style-name="T7">, donde </text:span><text:span text:style-name="T8">el jugador podrá investigar, mejorar </text:span><text:span text:style-name="T9">o</text:span><text:span text:style-name="T8"> conseguir </text:span><text:span text:style-name="T9">mejoras, dados u objetos </text:span><text:span text:style-name="T8">antes de avanzar en la historia, </text:span><text:span text:style-name="T10">generando la sensación de juego antiguo, intentando generar una impresión de juego de 2000 o por esas fechas.</text:span></text:p>
      <text:p text:style-name="P9"><text:span text:style-name="T10">P</text:span><text:span text:style-name="T6">ara dentro de las batallas, deberás de usar movimientos para hacer daño, mejorar el Veyx, aumentar la probabilidad de daño, estados y estadísticas.</text:span></text:p>
      <text:p text:style-name="P13">Utilizando dados para aumentar probabilidades de mejoras. Cartas para mejorar estados, hacer daño, velocidad, turnos, tiempo, etc.</text:p>
      <text:p text:style-name="P13">Cada Veyx tendrá sus propias estadísticas base, formas de aumento y cartas especificas.</text:p>
      <text:p text:style-name="P16">Descripción general de juego</text:p>
      <text:h text:style-name="P21" text:outline-level="1">Historia y Narrativa</text:h>
      <text:p text:style-name="P10"><text:span text:style-name="T12"><text:tab/>Desde los inicios de su vida, nuestro personaje “</text:span><text:span text:style-name="T15">Simon</text:span><text:span text:style-name="T12">”, un Humano de tez blanca con problemas en la vista, nacido en un barrio pobre y con enfermedades mortales, empezó su pequeña historia donde su futuro seria ser grande. </text:span></text:p>
      <text:p text:style-name="P10"><text:span text:style-name="T12">A la edad de <text:s/>años, vio a sus padres fallecer por una enfermedad mortal desconocida para él, su vecino “</text:span><text:span text:style-name="T15">Marcus</text:span><text:span text:style-name="T12">” una persona mayor de aproximadamente 60 años lo adopto, por </text:span><text:span text:style-name="T13">todo el</text:span><text:span text:style-name="T12"> cariño que le tenia a sus padres decidió ayudar al pequeño niño. Lo acogió en su hogar, un</text:span><text:span text:style-name="T13">a humilde y pequeña cabaña sin ventanas, hecha de madera podrida y en deterioro grave. “</text:span><text:span text:style-name="T16">Marcus</text:span><text:span text:style-name="T13">” le dio el sustento para que el niño pudiera vivir e algún día poder ser un hombre y poder ser autosuficiente.</text:span></text:p>
      <text:p text:style-name="P11"><text:span text:style-name="T12">En este mundo existen 3 razas, Humanos, Elfos y Enanos, viviendo en total armonía. Las grandes ciudades coexistían las razas, algunas ciudades tenían mas recientes de ciertas razas pero siempre hay apoyo entre esas, utilizando a los “</text:span><text:span text:style-name="T15">Veyx</text:span><text:span text:style-name="T12">” para ser mas eficientes y hacer trabajos pesados que las propias razas no lograban hacer.</text:span></text:p>
      <text:p text:style-name="P11"><text:span text:style-name="T12">Existe también la magia, pero es demasiado débil, no existe afinidad, no existe forma de canalizar esta magia, es demasiado pura y no puede moldearse a su gusto, por eso la existencia de los “</text:span><text:span text:style-name="T15">Veyx</text:span><text:span text:style-name="T12">”.</text:span></text:p>
      <text:p text:style-name="P11"><text:span text:style-name="T12">Los “</text:span><text:span text:style-name="T15">Veyx</text:span><text:span text:style-name="T12">”, son entidades, monstruos o animales, que nacieron junto con las 3 grandes razas.</text:span></text:p>
      <text:p text:style-name="P12"><text:span text:style-name="T12">Nuestro protagonista “</text:span><text:span text:style-name="T15">Simon</text:span><text:span text:style-name="T12">” al llegar a 20 años se dio cuenta de que su Tio (Ahora lo llamada de esa manera por el cariño) “</text:span><text:span text:style-name="T15">Marcus</text:span><text:span text:style-name="T12">” estaba con síntomas de esa enfermedad mortal a la edad de 80 años “</text:span><text:span text:style-name="T15">Marcus</text:span><text:span text:style-name="T12">” estaba demasiado débil para poder resistir esta enfermedad, “</text:span><text:span text:style-name="T15">Simon</text:span><text:span text:style-name="T12">” sin dinero, </text:span><text:soft-page-break/><text:span text:style-name="T12">apenas pudiendo sustentar el alimento de cada día, trabajando en la granja casi 12 horas al día, se dio cuenta de que tenia que buscar mucho mas dinero en otro lugar, alejarse del pueblo y entrar en las grandes ciudades para buscar mas dinero de lo que podía ganar actualmente.</text:span></text:p>
      <text:p text:style-name="P14">---</text:p>
      <text:h text:style-name="P22" text:outline-level="1">Escenarios/Mundo</text:h>
      <text:p text:style-name="P15"><text:tab/>Se desarrollara en un pequeño pueblo, al inicio de la partida este pequeño pueblo se <text:span text:style-name="T18">le</text:span> enseña al jugador como empezar, tutoriales, movimientos, menú,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ixel" svg:font-family="Pixe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0:48:48.073623779</meta:creation-date>
    <dc:date>2025-08-01T13:34:57.471976644</dc:date>
    <meta:editing-duration>PT7H6M40S</meta:editing-duration>
    <meta:editing-cycles>11</meta:editing-cycles>
    <meta:generator>LibreOffice/24.2.7.2$Linux_X86_64 LibreOffice_project/420$Build-2</meta:generator>
    <meta:document-statistic meta:table-count="0" meta:image-count="0" meta:object-count="0" meta:page-count="3" meta:paragraph-count="31" meta:word-count="703" meta:character-count="4295" meta:non-whitespace-character-count="3614"/>
  </office:meta>
</office:document-meta>
</file>